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3" style:family="paragraph" style:parent-style-name="Heading_20_4">
      <style:text-properties fo:language="ru" fo:country="RU"/>
    </style:style>
    <style:style style:name="P4" style:family="paragraph" style:parent-style-name="Heading_20_2">
      <style:text-properties fo:language="ru" fo:country="RU"/>
    </style:style>
    <style:style style:name="P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Контроль и исправление ошибок конфигурации</text:h>
      <text:section text:style-name="Sect1" text:name="i256">
        <text:p text:style-name="P2"><text:span text:style-name="T2">EDT</text:span> постоянно проверяет конфигурацию "на лету". Все ошибки, найденные в ходе этой проверки, показываются в панели <text:span text:style-name="T2">Ошибки конфигурации</text:span>.</text:p>
        <text:p text:style-name="P2">Просматривая сообщения в этой панели, вы можете дважды кликнуть на сообщении, и сразу перейти в модуль, содержащий ошибку, или в редактор объекта на ту закладку, на которой содержится ошибка.</text:p>
        <text:p text:style-name="P2">Ошибки модуля, конечно, вы можете исправить вручную. Но для исправления простых ошибок вы можете воспользоваться механизмом быстрого исправления. Просто кликните на значок ошибки в панели меток редактора встроенного языка, и если у <text:span text:style-name="T2">EDT</text:span> есть варианты исправления этой ошибки, она их вам предложит.</text:p>
        <text:p text:style-name="P1">Таким же способом вы можете добавить в текст специальный комментарий, который исключит эту строку из результатов проверки. Это полезно в том случае, если вы считаете предупреждение незначительным, и не собираетесь его исправлять.</text:p>
        <text:h text:style-name="P5" text:outline-level="3">Сопутствующая информация</text:h>
        <text:h text:style-name="P3" text:outline-level="4">Знакомство на примерах</text:h>
        <text:p text:style-name="Text_20_body">‣ <text:a xlink:type="simple" xlink:href="https://its.1c.ru/db/content/edtdoc/src/t000012.html?_=1542292896#t000012" text:style-name="Internet_20_link" text:visited-style-name="Visited_20_Internet_20_Link"><text:span text:style-name="T1">Редактирование конфигурации</text:span></text:a></text:p>
        <text:h text:style-name="P3" text:outline-level="4">Концепции</text:h>
        <text:p text:style-name="Text_20_body">‣ <text:a xlink:type="simple" xlink:href="https://its.1c.ru/db/content/edtdoc/src/i158.html?_=1542292896#i158" text:style-name="Internet_20_link" text:visited-style-name="Visited_20_Internet_20_Link"><text:span text:style-name="T1">Проверка конфигурации "на лету"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6:30:31.051162297</dc:date>
    <meta:editing-duration>PT9H11M39S</meta:editing-duration>
    <meta:editing-cycles>151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40" meta:character-count="1009" meta:non-whitespace-character-count="879"/>
  </office:meta>
</office:document-meta>
</file>